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Standard">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Times New Roman"/>
    </style:style>
    <style:style style:name="P13" style:family="paragraph" style:parent-style-name="Text_20_body">
      <style:text-properties style:use-window-font-color="true" style:font-name="Times New Roman" fo:background-color="transparent"/>
    </style:style>
    <style:style style:name="P14" style:family="paragraph" style:parent-style-name="Text_20_body">
      <style:text-properties style:use-window-font-color="true" style:font-name="Times New Roman" fo:font-size="11pt" style:font-size-asian="11pt" style:font-size-complex="11pt"/>
    </style:style>
    <style:style style:name="P15" style:family="paragraph" style:parent-style-name="Text_20_body">
      <style:paragraph-properties fo:margin-left="0mm" fo:margin-right="0mm" fo:text-indent="10mm" style:auto-text-indent="false"/>
    </style:style>
    <style:style style:name="P16"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7"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8" style:family="paragraph" style:parent-style-name="Text_20_body" style:list-style-name="">
      <style:paragraph-properties fo:text-align="center" style:justify-single-word="false"/>
    </style:style>
    <style:style style:name="P19"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fo:background-color="transparent" style:font-size-asian="11pt" style:font-size-complex="11pt"/>
    </style:style>
    <style:style style:name="P20"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style:font-size-asian="11pt" style:font-size-complex="11pt"/>
    </style:style>
    <style:style style:name="P21"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22" style:family="paragraph" style:parent-style-name="Text_20_body">
      <style:text-properties fo:font-variant="normal" fo:text-transform="none" style:use-window-font-color="true" style:text-line-through-style="none" style:font-name="Times New Roman" fo:font-size="11pt" fo:letter-spacing="normal" fo:font-style="normal" style:text-underline-style="solid" style:text-underline-width="auto" style:text-underline-color="font-color" fo:font-weight="normal" style:text-blinking="false" style:font-size-asian="11pt" style:font-size-complex="11pt"/>
    </style:style>
    <style:style style:name="P23" style:family="paragraph" style:parent-style-name="Text_20_body">
      <style:text-properties style:text-underline-style="solid" style:text-underline-width="auto" style:text-underline-color="font-color"/>
    </style:style>
    <style:style style:name="P24" style:family="paragraph" style:parent-style-name="Heading_20_1" style:list-style-name="">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center" style:justify-single-word="false" fo:break-before="page"/>
    </style:style>
    <style:style style:name="P27" style:family="paragraph" style:parent-style-name="Heading_20_2">
      <style:paragraph-properties fo:break-before="page"/>
    </style:style>
    <style:style style:name="P28" style:family="paragraph" style:parent-style-name="Contents_20_1">
      <style:text-properties style:text-underline-style="none"/>
    </style:style>
    <style:style style:name="P29" style:family="paragraph" style:parent-style-name="Contents_20_1" style:list-style-name="">
      <style:text-properties style:text-underline-style="none"/>
    </style:style>
    <style:style style:name="P30" style:family="paragraph" style:parent-style-name="Contents_20_1" style:list-style-name="">
      <style:text-properties style:text-underline-style="solid" style:text-underline-width="auto" style:text-underline-color="font-color"/>
    </style:style>
    <style:style style:name="P31"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font-size="11pt" fo:letter-spacing="normal" fo:font-style="normal" fo:font-weight="normal" style:font-size-asian="11pt" style:font-size-complex="11pt"/>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10"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3" style:family="text">
      <style:text-properties fo:font-size="11pt" style:font-size-asian="11pt" style:font-size-complex="11pt"/>
    </style:style>
    <style:style style:name="T14" style:family="text">
      <style:text-properties style:use-window-font-color="true" style:font-name="Times New Roman" fo:font-size="11pt" style:font-size-asian="11pt" style:font-size-complex="11pt"/>
    </style:style>
    <style:style style:name="T15"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OZNÁMKY</text:h>
      <text:p text:style-name="P11">Podtržené věty jsou moje komentáře nebo dotazy.</text:p>
      <text:p text:style-name="P11">Zatím nevkládám žádné obrázky a grafy</text:p>
      <text:p text:style-name="P11">Členění kapitol je zatím pouze nástřel</text:p>
      <text:p text:style-name="P11">Poznámky pod čarou – jejich odkazová část – zatím nesplňují ISO normu.</text:p>
      <text:p text:style-name="P11">Seznam literatury doplním později</text:p>
      <text:p text:style-name="P11">U všech textů uvádím zdroje.</text:p>
      <text:p text:style-name="P11">Tam kde mám dané odkazy přímo v textu z nich budu ještě čerpat.</text:p>
      <text:p text:style-name="P11">Zatím nedodržuji úplně typografii – například kurzívu u názvů, správné odkazy na zdroje atd. Pravděpodobně to nakonec vysázím v DOCBOOKu.</text:p>
      <text:h text:style-name="P26" text:outline-level="1">Analýza archivu webových zdrojů WebArchiv a převodu jeho databáze z formátu ARC do formátu WARC</text:h>
      <text:p text:style-name="P6">(Experimentální název)</text:p>
      <text:h text:style-name="P18" text:outline-level="1">Martin Prokop</text:h>
      <text:h text:style-name="P25" text:outline-level="1">Prohlášení</text:h>
      <text:p text:style-name="P4">(Doplním později)</text:p>
      <text:h text:style-name="P25" text:outline-level="1">Shrnutí</text:h>
      <text:p text:style-name="P4">(Doplním později)</text:p>
      <text:h text:style-name="P25" text:outline-level="1">Klíčová slova</text:h>
      <text:p text:style-name="P4">(Doplním později)</text:p>
      <text:h text:style-name="P25" text:outline-level="1">Obsah</text:h>
      <text:p text:style-name="P4">(Doplním později)</text:p>
      <text:h text:style-name="P25" text:outline-level="1">Úvod</text:h>
      <text:p text:style-name="P4">(Doplním později)</text:p>
      <text:p text:style-name="P4">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4">(Mám to více rozvádět? Zatím jen nástřel)</text:p>
      <text:h text:style-name="P27"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982091637"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9"/>
      <text:p text:style-name="P30">(Mám více rozvádět? Ještě to samozřejmě opravím a stylizuju)</text:p>
      <text:h text:style-name="P27"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4">(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4">(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text:soft-page-break/>(Mám řešit do podrobna kritéria a seriály?)</text:p>
      <text:p text:style-name="P7">Dále probíhal vývoj nových nástrojů. Jedná se konkrétně o:</text:p>
      <text:list xml:id="list1999267272" text:continue-numbering="true" text:style-name="List_20_1">
        <text:list-item>
          <text:p text:style-name="P28">Dublin Core Metadata Generator</text:p>
        </text:list-item>
        <text:list-item>
          <text:p text:style-name="P28">Generátor UR</text:p>
        </text:list-item>
        <text:list-item>
          <text:p text:style-name="P28">Kalkulátor MD5 </text:p>
        </text:list-item>
        <text:list-item>
          <text:p text:style-name="P28">Nedlib Harvester</text:p>
        </text:list-item>
      </text:list>
      <text:p text:style-name="P4">(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15">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6">(Mám být podrobnější?)</text:p>
      <text:h text:style-name="Heading_20_3" text:outline-level="3">Rok 2003</text:h>
      <text:p text:style-name="P4">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4">(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5"><text:soft-page-break/>(Mám být obsáhlejší?)</text:p>
      <text:p text:style-name="P5">(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4">(Mám být podrobnější o CULTURE?)</text:p>
      <text:p text:style-name="Text_20_body">Tým dále provedl analýzu využívaného software:</text:p>
      <text:list xml:id="list753947866"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1">Heritrix – o software se zmiňují v další části textu své práce.</text:p>
        </text:list-item>
        <text:list-item>
          <text:p text:style-name="P31">DeDuplicator </text:p>
        </text:list-item>
      </text:list>
      <text:p text:style-name="P4">(Mám rozvádět info o software? Nebo v části software? Asi oboje?)</text:p>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4">(Mám psát konkrétněji o konspektu?)</text:p>
      <text:p text:style-name="P7">Tým také pracuje na lokalizaci užívaných nástrojů.</text:p>
      <text:p text:style-name="P4">(Mám rozepisovat konkrétněji?)</text:p>
      <text:p text:style-name="P7">Velký význam má i analýza možnosti sklízení bohemikálních zdrojů mimo doménu .cz.</text:p>
      <text:p text:style-name="P4">(Sem přidat informace o diplomce na toto téma? Nebo rozvedu v analýze provedených diplomových prací)</text:p>
      <text:p text:style-name="P7">Prozkoumává se i možnost průběžné analýzy sklizně. </text:p>
      <text:p text:style-name="P4">(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2">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2">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4">(Podobné otázky jako k roku 2007 – mám rozvádět jednotlivé řešené problémy?)</text:p>
      <text:p text:style-name="Text_20_body"><text:span text:style-name="T2">V tomto roce bylo „sklizeno“ 3 900 000 MB dat. Což představuje cca 78 203 483 souborů</text:span><text:span text:style-name="T2"><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4">(Kdy došlo ke ztrátě dat?)</text:p>
      <text:h text:style-name="Heading_20_3" text:outline-level="3"><text:soft-page-break/>Rok 2009 – současnost</text:h>
      <text:p text:style-name="P4">Zprávy z těchto let nejsou bohužel na internetu zpřístupněny.</text:p>
      <text:p text:style-name="P4">Dostanu se k nim nějak?</text:p>
      <text:p text:style-name="P4">Zmínit, že v ČR je CC?</text:p>
      <text:h text:style-name="P27"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2"/>
      <text:p text:style-name="P1"><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3"/>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7">(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6"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7"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28" text:note-class="footnote"><text:note-citation>28</text:note-citation><text:note-body><text:p text:style-name="Footnote">http://www.ikaros.cz/node/4612</text:p></text:note-body></text:note></text:p>
      <text:p text:style-name="P4">(Mám rozvádět možnosti?)</text:p>
      <text:p text:style-name="Text_20_body">Z toho vyplývá, že monitorování možnosti využití a adaptace se na licenci Creative Commons je jedna z velmi důležitých úkolů týmu WebArchivu<text:note text:id="ftn29"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30" text:note-class="footnote"><text:note-citation>30</text:note-citation><text:note-body><text:p text:style-name="Footnote">http://www.webarchiv.cz/ccinfo/</text:p></text:note-body></text:note> <text:note text:id="ftn31" text:note-class="footnote"><text:note-citation>31</text:note-citation><text:note-body><text:p text:style-name="Footnote">Webové stránky lokalizovaného projektu: http://www.creativecommons.cz/</text:p></text:note-body></text:note> WebArchiv na svých stránkách přímo poskytuje návod<text:note text:id="ftn32"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4">(Mám to více rozvádět?)</text:p>
      <text:h text:style-name="Heading_20_3" text:outline-level="3">Partneři projektu WebArchiv<text:note text:id="ftn33"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4"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5" text:note-class="footnote"><text:note-citation>35</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6" text:note-class="footnote"><text:note-citation>36</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7"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8"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9" text:note-class="footnote"><text:note-citation>39</text:note-citation><text:note-body><text:p text:style-name="Footnote">http://www.webarchiv.cz/formular-url/</text:p></text:note-body></text:note></text:span></text:p>
      <text:p text:style-name="P4">(Mám podrobněji řešit politiku přijímaní nových smluv?)</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text:soft-page-break/>Open Library. Projekt který má za cíl archivovat knihy. V archivu mají dnes již kolem 20 publikací. Kompletní seznam projektů týmu Internet archive je k dohledání na webu<text:note text:id="ftn40" text:note-class="footnote"><text:note-citation>40</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1" text:note-class="footnote"><text:note-citation>41</text:note-citation><text:note-body><text:p text:style-name="Footnote">Dostupný na: http://www.archive.org/</text:p></text:note-body></text:note>.</text:p>
      <text:p text:style-name="P4">(Mám se nějak blíže zabývat InternetArchivem?)</text:p>
      <text:h text:style-name="P27" text:outline-level="2">Dostupnost informací o projektu</text:h>
      <text:p text:style-name="Text_20_body">O projektu WebArchiv se lze dočíst na stránkách Národní digitální knihovny<text:note text:id="ftn42" text:note-class="footnote"><text:note-citation>42</text:note-citation><text:note-body><text:p text:style-name="Footnote"><text:a xlink:type="simple" xlink:href="http://www.ndk.cz/webarchiv">http://www.ndk.cz/webarchiv</text:a></text:p></text:note-body></text:note>, která projekt řeší a samozřejmě na stránkách WebArchivu<text:note text:id="ftn43" text:note-class="footnote"><text:note-citation>43</text:note-citation><text:note-body><text:p text:style-name="Footnote">http://www.webarchiv.cz</text:p></text:note-body></text:note>. K nalezení jsou jak tiskové zprávy, z kterých jsem čerpal při popisování stavu projektu a jeho cílech a záměrech, tak další dokumenty<text:note text:id="ftn44" text:note-class="footnote"><text:note-citation>44</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4">(Mám to více rozvádět?)</text:p>
      <text:p text:style-name="P10">Projektem WebArchiv se také intenzivně zajímá například Elektronický časopis o informační společnosti – Ikaros<text:note text:id="ftn45" text:note-class="footnote"><text:note-citation>45</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6" text:note-class="footnote"><text:note-citation>46</text:note-citation><text:note-body><text:p text:style-name="Footnote">http://www.ndk.cz/narodni-dk</text:p></text:note-body></text:note> nelze nalézt prakticky žádné informace.</text:p>
      <text:p text:style-name="P4">(Nepletu se?)</text:p>
      <text:h text:style-name="P27" text:outline-level="2">Kritéria výběru webových zdrojů<text:span text:style-name="T2"><text:note text:id="ftn47" text:note-class="footnote"><text:note-citation>47</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48" text:note-class="footnote"><text:note-citation>48</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9" text:note-class="footnote"><text:note-citation>49</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50" text:note-class="footnote"><text:note-citation>50</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1" text:note-class="footnote"><text:note-citation>51</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2" text:note-class="footnote"><text:note-citation>52</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P4">(Stačí takhle?)</text:p>
      <text:h text:style-name="P27"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4">(Které z toho mám řešit? A jak moc?)</text:p>
      <text:h text:style-name="Heading_20_3" text:outline-level="3">Systém pro správu procesu archivace webových informačních zdrojů<text:note text:id="ftn53" text:note-class="footnote"><text:note-citation>53</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e.</text:p>
      <text:p text:style-name="Text_20_body"><text:span text:style-name="Strong_20_Emphasis"><text:span text:style-name="T15">(Mám to více rozvádět?)</text:span></text:span></text:p>
      <text:h text:style-name="Heading_20_3" text:outline-level="3"><text:span text:style-name="Strong_20_Emphasis">Identifikace a omezení přístupu k "nevhodným" stránkám ve webovém archivu</text:span><text:span text:style-name="Strong_20_Emphasis"><text:note text:id="ftn54" text:note-class="footnote"><text:note-citation>54</text:note-citation><text:note-body><text:p text:style-name="Footnote">Práce dostupná na: http://is.muni.cz/th/172849/fi_b/</text:p></text:note-body></text:note></text:span></text:h>
      <text:p text:style-name="Text_20_body"><text:span text:style-name="Strong_20_Emphasis"><text:span text:style-name="T5">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5">Filip Kusalík ve své práci provede návrh nástroje a také ho implementuje. Nástroj je implementovaný v programovacím jazyce Java. </text:span></text:span></text:p>
      <text:p text:style-name="Text_20_body"><text:soft-page-break/><text:span text:style-name="Strong_20_Emphasis"><text:span text:style-name="T15">(Mám to více rozvádět?)</text:span></text:span></text:p>
      <text:h text:style-name="Heading_20_3" text:outline-level="3"><text:span text:style-name="Strong_20_Emphasis">Rozpoznání a archivace českého webu mimo národní doménu</text:span><text:span text:style-name="Strong_20_Emphasis"><text:note text:id="ftn55" text:note-class="footnote"><text:note-citation>55</text:note-citation><text:note-body><text:p text:style-name="Footnote">Práce dostupná na: http://is.muni.cz/th/172585/fi_b/</text:p></text:note-body></text:note></text:span></text:h>
      <text:p text:style-name="Text_20_body"><text:span text:style-name="Strong_20_Emphasis"><text:span text:style-name="T5">Tato bakalářská práce měla za cíl vytvořit nástroj pro Rozpoznání a archivace českého webu mimo 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5">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p text:style-name="Text_20_body"><text:span text:style-name="Strong_20_Emphasis"><text:span text:style-name="T15">(Mám to více rozvádět?)</text:span></text:span></text:p>
      <text:h text:style-name="Heading_20_3" text:outline-level="3"><text:span text:style-name="Strong_20_Emphasis">Implementace OAI-PMH pro český WebArchiv</text:span><text:span text:style-name="Strong_20_Emphasis"><text:note text:id="ftn56" text:note-class="footnote"><text:note-citation>56</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p text:style-name="P4">(Skutečně se použil? Stačí to takhle?)</text:p>
      <text:h text:style-name="Heading_20_3" text:outline-level="3"><text:span text:style-name="Strong_20_Emphasis">Bibliografický popis elektronických online zdrojů v zahraniční a domácí katalogizační praxi</text:span><text:span text:style-name="Strong_20_Emphasis"><text:note text:id="ftn57" text:note-class="footnote"><text:note-citation>57</text:note-citation><text:note-body><text:p text:style-name="Footnote">Práce dostupná na: http://www.webarchiv.cz/files/dokumenty/ostatni/DPjelinkova2006.pdf</text:p></text:note-body></text:note></text:span></text:h>
      <text:p text:style-name="Text_20_body"><text:span text:style-name="Strong_20_Emphasis"><text:span text:style-name="T5">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5">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5">Tato práce byla pro WebArchiv cenná především jako studie správného popisu elektronických online zdrojů. Tým WebArchivu díky ní měl přesný návod jak správně tyto zdroje popisovat.</text:span></text:span></text:p>
      <text:p text:style-name="Text_20_body"><text:span text:style-name="Strong_20_Emphasis"><text:span text:style-name="T15">(Je to pravda? Stačí to takhle?)</text:span></text:span></text:p>
      <text:h text:style-name="Heading_20_3" text:outline-level="3"><text:soft-page-break/><text:span text:style-name="Strong_20_Emphasis">Zpřístupnění archivu českého webu</text:span><text:span text:style-name="Strong_20_Emphasis"><text:note text:id="ftn58" text:note-class="footnote"><text:note-citation>58</text:note-citation><text:note-body><text:p text:style-name="Footnote">Práce dostupná na: http://is.muni.cz/th/49968/fi_m</text:p></text:note-body></text:note></text:span></text:h>
      <text:p text:style-name="Text_20_body">Tato práce měla za cíl vytvořit nástroj pro Lukáš MATĚJKA, diplomová práce, 2006.</text:p>
      <text:p text:style-name="P4">(Nahradil tuhle práci pak WAADMIN v2 od Vlčka?)</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59" text:note-class="footnote"><text:note-citation>59</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samotnou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
      <text:h text:style-name="P27" text:outline-level="2">Nástroje související s projektem WebArchiv</text:h>
      <text:p text:style-name="P4">(Které z toho mám řešit? Jen ty co primo používam? - warctools,heritrix,jhove?)</text:p>
      <text:h text:style-name="Heading_20_3" text:outline-level="3">APACHE TOMCAT<text:note text:id="ftn60" text:note-class="footnote"><text:note-citation>60</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4">(Mám být konkrétnější? Asi není třeba co dodávat ne?)</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 <text:note text:id="ftn61" text:note-class="footnote"><text:note-citation>61</text:note-citation><text:note-body><text:p text:style-name="Footnote">http://is.muni.cz/th/49968/fi_m</text:p></text:note-body></text:note> Tento nástroj byl používán ve WebArchivu v kombinaci s nástrojem WERA a NutchWAX.</text:p>
      <text:p text:style-name="P4">(Je to text z jiné dimplomky)</text:p>
      <text:h text:style-name="Heading_20_3" text:outline-level="3">AutoContractMarker </text:h>
      <text:p text:style-name="P4">Mám se ním zabývat? Používá se ještě?</text:p>
      <text:h text:style-name="Heading_20_3" text:outline-level="3">DeDuplicator <text:note text:id="ftn62" text:note-class="footnote"><text:note-citation>62</text:note-citation><text:note-body><text:p text:style-name="Footnote">http://deduplicator.sourceforge.net/</text:p></text:note-body></text:note></text:h>
      <text:p text:style-name="P13">Jedná se o modul programu Heritrix, který má na starost zachytávání duplicitních souborů v rámci série sklizní. Modul vyvíj<text:span text:style-name="T13">í</text:span><text:span text:style-name="T7"> National and University Library of Iceland. Pro tuto bakalářskou práci je důležitý právě proto, že při převodu ARC do WARC bude snaha minimalizovat počet duplicitních archivovaných souborů.</text:span></text:p>
      <text:p text:style-name="P19">(Ještě rozvedu až ho použiji)</text:p>
      <text:h text:style-name="Heading_20_3" text:outline-level="3">WARC-TOOLS<text:note text:id="ftn63" text:note-class="footnote"><text:note-citation>63</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p text:style-name="P4">(Mám být konkrétnější?)</text:p>
      <text:p text:style-name="P4">O těchto dvou nástrojích bude třeba ještě psát..netvoří ani WARC soubory stejné verze.</text:p>
      <text:h text:style-name="Heading_20_3" text:outline-level="3"><text:soft-page-break/>HANZO / WARC-TOOLS<text:note text:id="ftn64" text:note-class="footnote"><text:note-citation>64</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p text:style-name="P4">(Mám být konkrétnější?)</text:p>
      <text:p text:style-name="P4">O těchto dvou nástrojích bude třeba ještě psát..netvoří ani WARC soubory stejné verze.</text:p>
      <text:h text:style-name="Heading_20_3" text:outline-level="3">HERITRIX<text:note text:id="ftn65" text:note-class="footnote"><text:note-citation>65</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řejmě podává i statistiku sklizeného zdroje.</text:p>
      <text:p text:style-name="P4">(Mám být konkrétnější?)</text:p>
      <text:p text:style-name="P4">(Přidám nějaké screenshoty – třeba vypis s Crawl Orderu..)</text:p>
      <text:h text:style-name="Heading_20_3" text:outline-level="3">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66" text:note-class="footnote"><text:note-citation>66</text:note-citation><text:note-body><text:p text:style-name="Footnote">Dostupné na: http://is.muni.cz/th/172849/fi_b/</text:p></text:note-body></text:note></text:span></text:span><text:span text:style-name="Strong_20_Emphasis"><text:span text:style-name="T5">.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5">Podrobněji se nástrojem zabývám v části mé práce věnované starším pracím na téma WebArchive.</text:span></text:span></text:p>
      <text:h text:style-name="Heading_20_3" text:outline-level="3">JHOVE<text:note text:id="ftn67" text:note-class="footnote"><text:note-citation>67</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P19">(Ještě rozvedu až ho použiji, nějaké screenshoty nebo záznamy)</text:p>
      <text:h text:style-name="Heading_20_3" text:outline-level="3"><text:soft-page-break/>NetarchiveSuite<text:note text:id="ftn68" text:note-class="footnote"><text:note-citation>68</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ký archiv webových zdrojů<text:note text:id="ftn69" text:note-class="footnote"><text:note-citation>69</text:note-citation><text:note-body><text:p text:style-name="Footnote">Dostupné na: http.//netarchive.dk</text:p></text:note-body></text:note> vznikl v roce 2005 a do dnes obsahuje téměř 160TB dat.</text:p>
      <text:p text:style-name="P4">(Mám to nějak více rozvádět, když ho vlastně WebArchiv ani nevyužívá?)</text:p>
      <text:h text:style-name="Heading_20_3" text:outline-level="3">NutchWAX<text:note text:id="ftn70" text:note-class="footnote"><text:note-citation>70</text:note-citation><text:note-body><text:p text:style-name="Footnote">http://archive-access.sourceforge.net/projects/nutch/</text:p></text:note-body></text:note></text:h>
      <text:p text:style-name="P21">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7"><text:span text:style-name="T9">NutchWAX je součást projektu Nutch</text:span><text:span text:style-name="T9"><text:note text:id="ftn71" text:note-class="footnote"><text:note-citation>71</text:note-citation><text:note-body><text:p text:style-name="Footnote">http://nutch.sourceforge.net/docs/en/</text:p></text:note-body></text:note></text:span><text:span text:style-name="T9">. Nutch je projekt, který zahrnuje nástroje pro archivaci a vyhledávání webových zdrojů včetně práce s ARC soubory atd. Dá se říci, že Nutch nabízí komplexní řešení problematiky archivace webových zdrojů, přesto jej WebArchiv nevyužívá.</text:span></text:p>
      <text:p text:style-name="P19">(Mám být konkrétnější?)</text:p>
      <text:h text:style-name="Heading_20_3" text:outline-level="3">WA ADMIN</text:h>
      <text:p text:style-name="Text_20_body">První verze nástroje WA Admin vznikla v roce 2006 jako předmět diplomové práce Lukáše Matějky s názvem <text:span text:style-name="Strong_20_Emphasis"><text:span text:style-name="T5">Zpřístupnění archivu českého webu</text:span></text:span><text:span text:style-name="Strong_20_Emphasis"><text:span text:style-name="T5"><text:note text:id="ftn0" text:note-class="footnote"><text:note-citation>72</text:note-citation><text:note-body><text:p text:style-name="Footnote">Práce dostupná na: http://is.muni.cz/th/49968/fi_m</text:p></text:note-body></text:note></text:span></text:span><text:span text:style-name="T5">.</text:span> Od roku 2006 byl také užíván v běžném provozu WebArchivu. </text:p>
      <text:p text:style-name="Text_20_body"><text:span text:style-name="T14">V roce 2009 realizoval Adam Brokeš WA admin v2 v rámci své bakalářské práce s názvem Systém pro správu procesu archivace webových informačních zdrojů</text:span><text:span text:style-name="T14"><text:note text:id="ftn80" text:note-class="footnote"><text:note-citation>73</text:note-citation><text:note-body><text:p text:style-name="Footnote">Práce dostupná na: http://is.muni.cz/th/173018/fi_b/</text:p></text:note-body></text:note></text:span><text:span text:style-name="T14">. WA Admin v2 nahradil nástroj vytvořený Lukášem Matějkou a stejně jako WA Admin sloužil pro </text:span><text:span text:style-name="T10">správu zdrojů, vydavatelů a smluv WebArchivu. </text:span></text:p>
      <text:p text:style-name="P14"><text:span text:style-name="T8">Podrobněji se oběma verzím WA Admina věnuji v části, která se zabývá staršími pracemi na téma WebArchiv.</text:span></text:p>
      <text:p text:style-name="P19">(Mám pravdu? Mám být konkrétnější?)</text:p>
      <text:h text:style-name="Heading_20_3" text:outline-level="3">WAYBACK<text:note text:id="ftn73" text:note-class="footnote"><text:note-citation>74</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text:soft-page-break/>specifické URI adresy. Umožňuje jejich zobrazení podle data jejich archivace a procházení jednotlivých verzí.</text:p>
      <text:p text:style-name="P4">(Mám být konkrétnější?)</text:p>
      <text:p text:style-name="P4">Přidám screenshoty, zobrazený webovky a třeba časové osy atd.</text:p>
      <text:h text:style-name="Heading_20_3" text:outline-level="3">WAXToolbar<text:note text:id="ftn74" text:note-class="footnote"><text:note-citation>75</text:note-citation><text:note-body><text:p text:style-name="Footnote">http://archive-access.sourceforge.net/projects/waxtoolbar/</text:p></text:note-body></text:note></text:h>
      <text:p text:style-name="P12">Jedná se o rozšíření pro prohlížeč Mozilla Firefox, které má usnadnit prohlížení webového archivu pomocí nástroje WayBack, bohužel byka vydána pouze jedna verze tohoto rozšíření a to v roce 2006. Se současnou verzí prohlížeče Mozilla Fieafox není samozřejmě kompatibilní.</text:p>
      <text:p text:style-name="P19">(Mám být konkrétnější?)</text:p>
      <text:p text:style-name="P20">(Nemůžu dohledat s jakou verzí kompatibilní je.)</text:p>
      <text:h text:style-name="Heading_20_3" text:outline-level="3">WebAnalyzer </text:h>
      <text:p text:style-name="Text_20_body"><text:span text:style-name="T5">Jedná se o nástroj, který pro WebArchiv vytvořil Ivan Vlček v rámci své bakalářské práce v roce 2008</text:span><text:span text:style-name="Strong_20_Emphasis"><text:span text:style-name="T5">. Práce měla Rozpoznání a archivace českého webu mimo národní doménu</text:span></text:span><text:span text:style-name="Strong_20_Emphasis"><text:span text:style-name="T5"><text:note text:id="ftn75" text:note-class="footnote"><text:note-citation>76</text:note-citation><text:note-body><text:p text:style-name="Footnote">Práce dostupná na: http://is.muni.cz/th/172585/fi_b/</text:p></text:note-body></text:note></text:span></text:span><text:span text:style-name="Strong_20_Emphasis"><text:span text:style-name="T5">. Nástroj se v současné době používá. Podrobnější informace o něm podávám v části mé bakalářské práce věnující se starším pracím na téma WebArchiv.</text:span></text:span></text:p>
      <text:h text:style-name="Heading_20_3" text:outline-level="3">Web Curator Tool<text:note text:id="ftn76" text:note-class="footnote"><text:note-citation>77</text:note-citation><text:note-body><text:p text:style-name="Footnote">http://webcurator.sourceforge.net/</text:p></text:note-body></text:note></text:h>
      <text:p text:style-name="Text_20_body"><text:span text:style-name="T14">Nástroj vyvinutý v roce 2006</text:span><text:span text:style-name="T12"> National Library of New Zealand a the British Library. Nástroj slouží k řízení a stahování webových zdrojů. Stejně jako například dánský NetarchiveSuite používá Heritirix, na rozdíl od NetarchiveSuite má Heritrix přímo zabudovaný v sobě.</text:span></text:p>
      <text:p text:style-name="P22">(Mám to nějak více rozvádět, když ho vlastně WebArchiv ani nevyužívá?)</text:p>
      <text:h text:style-name="Heading_20_3" text:outline-level="3">WERA<text:note text:id="ftn77" text:note-class="footnote"><text:note-citation>78</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1">ARCRetriever. Od roku 2007 je napojen přímo na webové stránky WebArchivu a umožňuje tedy fulltextové vyhledávání a archivu stažených stránek. oku 2007.</text:span></text:p>
      <text:p text:style-name="P19">(Mám být konkrétnější?)</text:p>
      <text:h text:style-name="P25"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 </text:p>
      <text:p text:style-name="P4">Také jsem pracoval s nástroji HANZO / WARC-TOOLS </text:p>
      <text:p text:style-name="P4">Zjistil jsem, že vytváří warc archivy na jiné verzi.</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78" text:note-class="footnote"><text:note-citation>79</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text:soft-page-break/>aplikace CDX-indexer, který je součásti programu WAYBACK. </text:p>
      <text:p text:style-name="P4">(Sem vložím printscreen nějakého CDX indexu)</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79" text:note-class="footnote"><text:note-citation>80</text:note-citation><text:note-body><text:p text:style-name="Footnote">http://is.muni.cz/th/173018/fi_m/</text:p></text:note-body></text:note>.</text:p>
      <text:p text:style-name="P4">(Mám dát více informací?)</text:p>
      <text:p text:style-name="P4">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7"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5" text:outline-level="1">Stav WebArchivu podrobně – analýzy, která provedu jako výzkum z převodu</text:h>
      <text:p text:style-name="P5">Samotná práce – převod a jeho analýza.</text:p>
      <text:h text:style-name="P25" text:outline-level="1">Závěr</text:h>
      <text:h text:style-name="P25"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6T11:39:00</dc:date>
    <dc:creator>Martin Prokop</dc:creator>
    <meta:editing-duration>P1DT15H20M49S</meta:editing-duration>
    <meta:editing-cycles>636</meta:editing-cycles>
    <meta:document-statistic meta:table-count="1" meta:image-count="0" meta:object-count="0" meta:page-count="34" meta:paragraph-count="451" meta:word-count="6230" meta:character-count="44183"/>
  </office:meta>
</office:document-meta>
</file>